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T1" style:family="text">
      <style:text-properties style:font-name="Arial Black" fo:font-size="36pt" fo:language="es" fo:country="MX" style:font-size-asian="36pt"/>
    </style:style>
    <style:style style:name="T2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2a00ff" style:font-name="Liberation Serif" fo:font-size="10pt" style:font-name-asian="Monospace" style:font-size-asian="10pt" style:font-name-complex="Monospace" style:font-size-complex="10pt"/>
    </style:style>
    <style:style style:name="T4" style:family="text">
      <style:text-properties fo:color="#2a00ff" style:font-name="Liberation Serif" fo:font-size="12pt" style:font-name-asian="Monospace" style:font-size-asian="12pt" style:font-name-complex="Monospace" style:font-size-complex="12pt"/>
    </style:style>
    <style:style style:name="T5" style:family="text">
      <style:text-properties fo:color="#800000" style:font-name="Liberation Serif" fo:font-size="12pt" style:font-name-asian="Monospace" style:font-size-asian="12pt" style:font-name-complex="Monospace" style:font-size-complex="12pt"/>
    </style:style>
    <style:style style:name="T6" style:family="text">
      <style:text-properties style:use-window-font-color="true" style:font-name="Liberation Serif" fo:font-size="12pt" style:font-name-asian="Monospace" style:font-size-asian="12pt" style:font-name-complex="Monospace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uente_20_de_20_párrafo_20_predeter."><text:span text:style-name="T1">Nombre Reporte</text:span></text:span></text:p>
      <text:p text:style-name="P1"><text:span text:style-name="Fuente_20_de_20_párrafo_20_predeter."><text:span text:style-name="T1"/></text:span></text:p>
      <text:p text:style-name="P1">Titulo: $tituloReporte</text:p>
      <text:p text:style-name="P1">Nombre cliente: $nombreCliente</text:p>
      <text:p text:style-name="P1">DNI cliente: $dniCliente</text:p>
      <text:p text:style-name="P1">Numero Juzgado: <text:s/>$n_juzgado</text:p>
      <text:p text:style-name="P1">Numero cuenta: $n_cuenta</text:p>
      <text:p text:style-name="P1">Numero cbu: $n_cbu</text:p>
      <text:p text:style-name="P1">Numero expediente: $n_expediente</text:p>
      <text:p text:style-name="P1">Monto pagare: $monto_pagare</text:p>
      <text:p text:style-name="P1">Monto Pagare en letras: $monto_pagare_en_letras</text:p>
      <text:p text:style-name="P1">Fecha emision pagare: $f_emision_pagare</text:p>
      <text:p text:style-name="P1">Fecha vencimiento pagare: $f_vencimiento_pagare</text:p>
      <text:p text:style-name="P1">Intereses: $intereses</text:p>
      <text:p text:style-name="P1">Intereses en letreas: $intereses_en_letras</text:p>
      <text:p text:style-name="P1">Abogado: $abogado</text:p>
      <text:p text:style-name="P1">Abogado descripcion: $<text:span text:style-name="T6">abogado_descripcion</text:span></text:p>
      <text:p text:style-name="P1">Nombre empresa: $nombre_empresa</text:p>
      <text:p text:style-name="P1">Cuil empresa: $cuit_empresa</text:p>
      <text:p text:style-name="P1">Domicilio empresa: $domicilio_empresa</text:p>
      <text:p text:style-name="P1">Calle cliente : $calle_cliente</text:p>
      <text:p text:style-name="P1">Numero domicilio cliente: $numero_domicilio_cliente</text:p>
      <text:p text:style-name="P1">Piso domicilio cliente: $piso_domicilio_cliente</text:p>
      <text:p text:style-name="P1">Depto cliente: $depto_domicilio_cliente</text:p>
      <text:p text:style-name="P1">Localidad cliente: $localidad_domicilio_cliente</text:p>
      <text:p text:style-name="P1">Texto 1: $textoLibre_1</text:p>
      <text:p text:style-name="P1">Texto 2: $textoLibre_2</text:p>
      <text:p text:style-name="P1">Texto 3: $textoLibre_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8T16:24:41</meta:creation-date>
    <dc:date>2012-04-17T09:50:22</dc:date>
    <meta:editing-duration>PT7H19M32S</meta:editing-duration>
    <meta:editing-cycles>14</meta:editing-cycles>
    <meta:generator>LibreOffice/3.4$Linux LibreOffice_project/340m1$Build-402</meta:generator>
    <meta:document-statistic meta:table-count="0" meta:image-count="0" meta:object-count="0" meta:page-count="1" meta:paragraph-count="27" meta:word-count="85" meta:character-count="847" meta:non-whitespace-character-count="788"/>
  </office:meta>
</office:document-meta>
</file>